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094" officeooo:paragraph-rsid="000c1094"/>
    </style:style>
    <style:style style:name="P2" style:family="paragraph" style:parent-style-name="Standard">
      <style:text-properties officeooo:rsid="000d6d76" officeooo:paragraph-rsid="000d6d76"/>
    </style:style>
    <style:style style:name="P3" style:family="paragraph" style:parent-style-name="Standard">
      <style:text-properties officeooo:rsid="000e5923" officeooo:paragraph-rsid="000e5923"/>
    </style:style>
    <style:style style:name="P4" style:family="paragraph" style:parent-style-name="Standard">
      <style:text-properties officeooo:rsid="000fadd7" officeooo:paragraph-rsid="000fadd7"/>
    </style:style>
    <style:style style:name="P5" style:family="paragraph" style:parent-style-name="Standard">
      <style:text-properties fo:font-weight="normal" officeooo:rsid="000fadd7" officeooo:paragraph-rsid="000fadd7" style:font-weight-asian="normal" style:font-weight-complex="normal"/>
    </style:style>
    <style:style style:name="P6" style:family="paragraph" style:parent-style-name="Standard">
      <style:text-properties officeooo:rsid="0011065c" officeooo:paragraph-rsid="0011065c"/>
    </style:style>
    <style:style style:name="P7" style:family="paragraph" style:parent-style-name="Standard">
      <style:text-properties officeooo:rsid="0012cad3" officeooo:paragraph-rsid="0012cad3"/>
    </style:style>
    <style:style style:name="P8" style:family="paragraph" style:parent-style-name="Standard">
      <style:text-properties fo:font-size="14pt" fo:font-weight="bold" officeooo:rsid="0012cad3" officeooo:paragraph-rsid="0012cad3" fo:background-color="#ffff00" style:font-size-asian="14pt" style:font-weight-asian="bold" style:font-size-complex="14pt" style:font-weight-complex="bold"/>
    </style:style>
    <style:style style:name="T1" style:family="text">
      <style:text-properties officeooo:rsid="000fad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LEANDRA MACHADO, 302222</text:p>
      <text:p text:style-name="P1">1)</text:p>
      <text:p text:style-name="P1">SELECT nomee</text:p>
      <text:p text:style-name="P1">FROM especialidade</text:p>
      <text:p text:style-name="P1">WHERE code not in (SELECT code </text:p>
      <text:p text:style-name="P1">from medico)</text:p>
      <text:p text:style-name="P1"/>
      <text:p text:style-name="P1">2)</text:p>
      <text:p text:style-name="P1">delete from medico </text:p>
      <text:p text:style-name="P1">where code in (select code</text:p>
      <text:p text:style-name="P1"><text:s text:c="15"/>from especialidade</text:p>
      <text:p text:style-name="P1"><text:s text:c="15"/>where nomee = 'obstetricia');</text:p>
      <text:p text:style-name="P1"/>
      <text:p text:style-name="P1">3)</text:p>
      <text:p text:style-name="P2">UPDATE medico</text:p>
      <text:p text:style-name="P2">set code = 'e6'</text:p>
      <text:p text:style-name="P2">WHERE code in (SELECT code</text:p>
      <text:p text:style-name="P2"><text:s text:c="15"/>FROm especialidade</text:p>
      <text:p text:style-name="P2"><text:s text:c="15"/>where nomee = 'pediatria');</text:p>
      <text:p text:style-name="P2"/>
      <text:p text:style-name="P2">4)</text:p>
      <text:p text:style-name="P3">select paciente.nomep</text:p>
      <text:p text:style-name="P3">from paciente </text:p>
      <text:p text:style-name="P3">where codp in(select consulta.codp</text:p>
      <text:p text:style-name="P3"><text:s text:c="14"/>FROM consulta </text:p>
      <text:p text:style-name="P3"><text:s text:c="14"/>full join medico on medico.codm = consulta.codm</text:p>
      <text:p text:style-name="P3"><text:s text:c="14"/>order by medico.salario.desc</text:p>
      <text:p text:style-name="P3"><text:s text:c="14"/>LIMIT 1)</text:p>
      <text:p text:style-name="P3"/>
      <text:p text:style-name="P3">5)</text:p>
      <text:p text:style-name="P4">select nomem, nomee</text:p>
      <text:p text:style-name="P4">from medico join especialidade USING(code)</text:p>
      <text:p text:style-name="P4">where salario &gt; (SELECT avg(salario)</text:p>
      <text:p text:style-name="P4"><text:s text:c="17"/>from medico)</text:p>
      <text:p text:style-name="P3"/>
      <text:p text:style-name="P3">6)</text:p>
      <text:p text:style-name="P3">select nomee</text:p>
      <text:p text:style-name="P3">from medico natural join especialidade</text:p>
      <text:p text:style-name="P3">group by nomee</text:p>
      <text:p text:style-name="P3">having avg( salario<text:span text:style-name="T1">) <text:s/>&gt; (select avg(salario)</text:span></text:p>
      <text:p text:style-name="P3"><text:tab/><text:tab/><text:tab/><text:span text:style-name="T1">from medico)</text:span></text:p>
      <text:p text:style-name="P3"/>
      <text:p text:style-name="P3">7)</text:p>
      <text:p text:style-name="P5">select nomem</text:p>
      <text:p text:style-name="P5">from paciente join consulta using(codp) join medico using(codm)</text:p>
      <text:p text:style-name="P5">where nomep = 'paulo'</text:p>
      <text:p text:style-name="P5">and codm in( select codm</text:p>
      <text:p text:style-name="P5"><text:tab/><text:tab/><text:tab/>from paciente join consulta using (codp)</text:p>
      <text:p text:style-name="P5"><text:tab/><text:tab/><text:tab/>where nomep = ‘roberto’);</text:p>
      <text:p text:style-name="P3"/>
      <text:p text:style-name="P3">8)</text:p>
      <text:p text:style-name="P4"><text:soft-page-break/>select nomem</text:p>
      <text:p text:style-name="P4">from paciente join consulta using(codp) join medico using(codm)</text:p>
      <text:p text:style-name="P4">where nomep = ‘paulo’</text:p>
      <text:p text:style-name="P4">and codm not in( select codm</text:p>
      <text:p text:style-name="P4"><text:tab/><text:tab/><text:tab/>from paciente join consulta using (codp)</text:p>
      <text:p text:style-name="P4"><text:tab/><text:tab/><text:tab/>where nomep = ‘roberto’);</text:p>
      <text:p text:style-name="P3"/>
      <text:p text:style-name="P3">9)</text:p>
      <text:p text:style-name="P6">select nomep</text:p>
      <text:p text:style-name="P6">from paciente join consulta USING(codp)</text:p>
      <text:p text:style-name="P6">where codm in(SELECT codm</text:p>
      <text:p text:style-name="P6"><text:s text:c="14"/>from medico join especialidade USING(code)</text:p>
      <text:p text:style-name="P6"><text:s text:c="14"/>where nomee = 'cardiologista' or nomee = 'oftalmologista')</text:p>
      <text:p text:style-name="P6"><text:s text:c="14"/></text:p>
      <text:p text:style-name="P3"/>
      <text:p text:style-name="P3">10)</text:p>
      <text:p text:style-name="P3">select distinct nomem</text:p>
      <text:p text:style-name="P3">from medico</text:p>
      <text:p text:style-name="P3">where codm not in ( select codm</text:p>
      <text:p text:style-name="P3"><text:tab/><text:tab/><text:tab/>from consulta join paciente using(codp)</text:p>
      <text:p text:style-name="P3"><text:tab/><text:tab/><text:tab/>where medico.uf = paciente.uf)</text:p>
      <text:p text:style-name="P3"/>
      <text:p text:style-name="P3">11)</text:p>
      <text:p text:style-name="P6">a)</text:p>
      <text:p text:style-name="P6">select DISTINCT nomep</text:p>
      <text:p text:style-name="P6">from paciente join consulta USING(codp)</text:p>
      <text:p text:style-name="P6">GROUP by nomep</text:p>
      <text:p text:style-name="P6">having COUNT(DISTINCT codm) &gt; 1</text:p>
      <text:p text:style-name="P6"/>
      <text:p text:style-name="P6">b)</text:p>
      <text:p text:style-name="P7">select DISTINCT nomep</text:p>
      <text:p text:style-name="P7">from paciente </text:p>
      <text:p text:style-name="P7">WHERE codp in (SELECT DISTINCT codp</text:p>
      <text:p text:style-name="P7"><text:s text:c="15"/>from consulta</text:p>
      <text:p text:style-name="P7"><text:s text:c="15"/>where codm in (SELECT DISTINCT codm</text:p>
      <text:p text:style-name="P7"><text:s text:c="30"/>from consulta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6:00:09.741379334</meta:creation-date>
    <dc:date>2022-09-13T17:03:06.556981492</dc:date>
    <meta:editing-duration>PT2M5S</meta:editing-duration>
    <meta:editing-cycles>1</meta:editing-cycles>
    <meta:document-statistic meta:table-count="0" meta:image-count="0" meta:object-count="0" meta:page-count="2" meta:paragraph-count="76" meta:word-count="255" meta:character-count="1886" meta:non-whitespace-character-count="1444"/>
    <meta:generator>LibreOffice/5.1.6.2$Linux_X86_64 LibreOffice_project/10m0$Build-2</meta:generator>
  </office:meta>
</office:document-meta>
</file>